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0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Croisé par : Nomenclature juridique 2 X Taille d’établissements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  <table:table-row table:style-name="ro3">
          <table:table-cell table:style-name="ce4" office:value-type="string" calcext:value-type="string">
            <text:p>Nomenclature juridique 2</text:p>
          </table:table-cell>
          <table:table-cell table:style-name="ce7" office:value-type="string" calcext:value-type="string">
            <text:p>Taille d’établissement</text:p>
          </table:table-cell>
          <table:table-cell table:style-name="ce7" office:value-type="string" calcext:value-type="string">
            <text:p>Nombre d’établissements</text:p>
          </table:table-cell>
          <table:table-cell table:style-name="ce7" office:value-type="string" calcext:value-type="string">
            <text:p>Nombre d’entreprises</text:p>
          </table:table-cell>
          <table:table-cell table:style-name="ce7" office:value-type="string" calcext:value-type="string">
            <text:p>Effectifs au 31/12</text:p>
          </table:table-cell>
          <table:table-cell table:style-name="ce7" office:value-type="string" calcext:value-type="string">
            <text:p>Effectifs EQTP</text:p>
          </table:table-cell>
          <table:table-cell table:style-name="ce7" office:value-type="string" calcext:value-type="string">
            <text:p>Rémunérations brutes</text:p>
          </table:table-cell>
          <table:table-cell/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2718" calcext:value-type="float">
            <text:p>212 718</text:p>
          </table:table-cell>
          <table:table-cell table:style-name="ce9" office:value-type="float" office:value="154679" calcext:value-type="float">
            <text:p>154 679</text:p>
          </table:table-cell>
          <table:table-cell table:style-name="ce9" office:value-type="float" office:value="2320553" calcext:value-type="float">
            <text:p>2 320 553</text:p>
          </table:table-cell>
          <table:table-cell table:style-name="ce9" office:value-type="float" office:value="2059266" calcext:value-type="float">
            <text:p>2 059 266</text:p>
          </table:table-cell>
          <table:table-cell table:style-name="ce9" office:value-type="float" office:value="66697556102" calcext:value-type="float">
            <text:p>66 697 556 102</text:p>
          </table:table-cell>
          <table:table-cell/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0088" calcext:value-type="float">
            <text:p>160 088</text:p>
          </table:table-cell>
          <table:table-cell table:style-name="ce9" office:value-type="float" office:value="125160" calcext:value-type="float">
            <text:p>125 160</text:p>
          </table:table-cell>
          <table:table-cell table:style-name="ce9" office:value-type="float" office:value="309573" calcext:value-type="float">
            <text:p>309 573</text:p>
          </table:table-cell>
          <table:table-cell table:style-name="ce9" office:value-type="float" office:value="302955" calcext:value-type="float">
            <text:p>302 955</text:p>
          </table:table-cell>
          <table:table-cell table:style-name="ce9" office:value-type="float" office:value="10075902961" calcext:value-type="float">
            <text:p>10 075 902 961</text:p>
          </table:table-cell>
          <table:table-cell/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0777" calcext:value-type="float">
            <text:p>40 777</text:p>
          </table:table-cell>
          <table:table-cell table:style-name="ce9" office:value-type="float" office:value="23404" calcext:value-type="float">
            <text:p>23 404</text:p>
          </table:table-cell>
          <table:table-cell table:style-name="ce9" office:value-type="float" office:value="777949" calcext:value-type="float">
            <text:p>777 949</text:p>
          </table:table-cell>
          <table:table-cell table:style-name="ce9" office:value-type="float" office:value="668389" calcext:value-type="float">
            <text:p>668 389</text:p>
          </table:table-cell>
          <table:table-cell table:style-name="ce9" office:value-type="float" office:value="21313204037" calcext:value-type="float">
            <text:p>21 313 204 037</text:p>
          </table:table-cell>
          <table:table-cell/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161" calcext:value-type="float">
            <text:p>11 161</text:p>
          </table:table-cell>
          <table:table-cell table:style-name="ce9" office:value-type="float" office:value="5706" calcext:value-type="float">
            <text:p>5 706</text:p>
          </table:table-cell>
          <table:table-cell table:style-name="ce9" office:value-type="float" office:value="913156" calcext:value-type="float">
            <text:p>913 156</text:p>
          </table:table-cell>
          <table:table-cell table:style-name="ce9" office:value-type="float" office:value="797681" calcext:value-type="float">
            <text:p>797 681</text:p>
          </table:table-cell>
          <table:table-cell table:style-name="ce9" office:value-type="float" office:value="23842193963" calcext:value-type="float">
            <text:p>23 842 193 963</text:p>
          </table:table-cell>
          <table:table-cell/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409" calcext:value-type="float">
            <text:p>409</text:p>
          </table:table-cell>
          <table:table-cell table:style-name="ce9" office:value-type="float" office:value="319875" calcext:value-type="float">
            <text:p>319 875</text:p>
          </table:table-cell>
          <table:table-cell table:style-name="ce9" office:value-type="float" office:value="290241" calcext:value-type="float">
            <text:p>290 241</text:p>
          </table:table-cell>
          <table:table-cell table:style-name="ce9" office:value-type="float" office:value="11466255141" calcext:value-type="float">
            <text:p>11 466 255 141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0769" calcext:value-type="float">
            <text:p>170 769</text:p>
          </table:table-cell>
          <table:table-cell table:style-name="ce9" office:value-type="float" office:value="140455" calcext:value-type="float">
            <text:p>140 455</text:p>
          </table:table-cell>
          <table:table-cell table:style-name="ce9" office:value-type="float" office:value="1615038" calcext:value-type="float">
            <text:p>1 615 038</text:p>
          </table:table-cell>
          <table:table-cell table:style-name="ce9" office:value-type="float" office:value="1395676" calcext:value-type="float">
            <text:p>1 395 676</text:p>
          </table:table-cell>
          <table:table-cell table:style-name="ce9" office:value-type="float" office:value="41637053910" calcext:value-type="float">
            <text:p>41 637 053 910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483" calcext:value-type="float">
            <text:p>483</text:p>
          </table:table-cell>
          <table:table-cell table:style-name="ce9" office:value-type="float" office:value="17410" calcext:value-type="float">
            <text:p>17 410</text:p>
          </table:table-cell>
          <table:table-cell table:style-name="ce9" office:value-type="float" office:value="13919" calcext:value-type="float">
            <text:p>13 919</text:p>
          </table:table-cell>
          <table:table-cell table:style-name="ce9" office:value-type="float" office:value="305753805" calcext:value-type="float">
            <text:p>305 753 805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198" calcext:value-type="float">
            <text:p>4 198</text:p>
          </table:table-cell>
          <table:table-cell table:style-name="ce9" office:value-type="float" office:value="735" calcext:value-type="float">
            <text:p>735</text:p>
          </table:table-cell>
          <table:table-cell table:style-name="ce9" office:value-type="float" office:value="124863" calcext:value-type="float">
            <text:p>124 863</text:p>
          </table:table-cell>
          <table:table-cell table:style-name="ce9" office:value-type="float" office:value="110758" calcext:value-type="float">
            <text:p>110 758</text:p>
          </table:table-cell>
          <table:table-cell table:style-name="ce9" office:value-type="float" office:value="3089358044" calcext:value-type="float">
            <text:p>3 089 358 044</text:p>
          </table:table-cell>
          <table:table-cell/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066" calcext:value-type="float">
            <text:p>5 066</text:p>
          </table:table-cell>
          <table:table-cell table:style-name="ce9" office:value-type="float" office:value="1667" calcext:value-type="float">
            <text:p>1 667</text:p>
          </table:table-cell>
          <table:table-cell table:style-name="ce9" office:value-type="float" office:value="64321" calcext:value-type="float">
            <text:p>64 321</text:p>
          </table:table-cell>
          <table:table-cell table:style-name="ce9" office:value-type="float" office:value="62259" calcext:value-type="float">
            <text:p>62 259</text:p>
          </table:table-cell>
          <table:table-cell table:style-name="ce9" office:value-type="float" office:value="2698376446" calcext:value-type="float">
            <text:p>2 698 376 446</text:p>
          </table:table-cell>
          <table:table-cell/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93" calcext:value-type="float">
            <text:p>493</text:p>
          </table:table-cell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20549384" calcext:value-type="float">
            <text:p>20 549 384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386" calcext:value-type="float">
            <text:p>1 386</text:p>
          </table:table-cell>
          <table:table-cell table:style-name="ce9" office:value-type="float" office:value="1323" calcext:value-type="float">
            <text:p>1 323</text:p>
          </table:table-cell>
          <table:table-cell table:style-name="ce9" office:value-type="float" office:value="54164030" calcext:value-type="float">
            <text:p>54 164 030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118" calcext:value-type="float">
            <text:p>5 118</text:p>
          </table:table-cell>
          <table:table-cell table:style-name="ce9" office:value-type="float" office:value="2846" calcext:value-type="float">
            <text:p>2 846</text:p>
          </table:table-cell>
          <table:table-cell table:style-name="ce9" office:value-type="float" office:value="64638" calcext:value-type="float">
            <text:p>64 638</text:p>
          </table:table-cell>
          <table:table-cell table:style-name="ce9" office:value-type="float" office:value="64521" calcext:value-type="float">
            <text:p>64 521</text:p>
          </table:table-cell>
          <table:table-cell table:style-name="ce9" office:value-type="float" office:value="2397599486" calcext:value-type="float">
            <text:p>2 397 599 486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033" calcext:value-type="float">
            <text:p>11 033</text:p>
          </table:table-cell>
          <table:table-cell table:style-name="ce9" office:value-type="float" office:value="1615" calcext:value-type="float">
            <text:p>1 615</text:p>
          </table:table-cell>
          <table:table-cell table:style-name="ce9" office:value-type="float" office:value="133637" calcext:value-type="float">
            <text:p>133 637</text:p>
          </table:table-cell>
          <table:table-cell table:style-name="ce9" office:value-type="float" office:value="132126" calcext:value-type="float">
            <text:p>132 126</text:p>
          </table:table-cell>
          <table:table-cell table:style-name="ce9" office:value-type="float" office:value="6463278415" calcext:value-type="float">
            <text:p>6 463 278 415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3280" calcext:value-type="float">
            <text:p>3 280</text:p>
          </table:table-cell>
          <table:table-cell table:style-name="ce9" office:value-type="float" office:value="3149" calcext:value-type="float">
            <text:p>3 149</text:p>
          </table:table-cell>
          <table:table-cell table:style-name="ce9" office:value-type="float" office:value="101912984" calcext:value-type="float">
            <text:p>101 912 984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3400" calcext:value-type="float">
            <text:p>3 400</text:p>
          </table:table-cell>
          <table:table-cell table:style-name="ce9" office:value-type="float" office:value="3244" calcext:value-type="float">
            <text:p>3 244</text:p>
          </table:table-cell>
          <table:table-cell table:style-name="ce9" office:value-type="float" office:value="115550051" calcext:value-type="float">
            <text:p>115 550 051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5015" calcext:value-type="float">
            <text:p>5 015</text:p>
          </table:table-cell>
          <table:table-cell table:style-name="ce9" office:value-type="float" office:value="4768" calcext:value-type="float">
            <text:p>4 768</text:p>
          </table:table-cell>
          <table:table-cell table:style-name="ce9" office:value-type="float" office:value="125606096" calcext:value-type="float">
            <text:p>125 606 096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transport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365" calcext:value-type="float">
            <text:p>365</text:p>
          </table:table-cell>
          <table:table-cell table:style-name="ce9" office:value-type="float" office:value="341" calcext:value-type="float">
            <text:p>341</text:p>
          </table:table-cell>
          <table:table-cell table:style-name="ce9" office:value-type="float" office:value="9567594" calcext:value-type="float">
            <text:p>9 567 594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06" calcext:value-type="float">
            <text:p>506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16929228" calcext:value-type="float">
            <text:p>16 929 228</text:p>
          </table:table-cell>
          <table:table-cell/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944" calcext:value-type="float">
            <text:p>1 944</text:p>
          </table:table-cell>
          <table:table-cell table:style-name="ce9" office:value-type="float" office:value="535" calcext:value-type="float">
            <text:p>535</text:p>
          </table:table-cell>
          <table:table-cell table:style-name="ce9" office:value-type="float" office:value="96296" calcext:value-type="float">
            <text:p>96 296</text:p>
          </table:table-cell>
          <table:table-cell table:style-name="ce9" office:value-type="float" office:value="86341" calcext:value-type="float">
            <text:p>86 341</text:p>
          </table:table-cell>
          <table:table-cell table:style-name="ce9" office:value-type="float" office:value="2940561874" calcext:value-type="float">
            <text:p>2 940 561 874</text:p>
          </table:table-cell>
          <table:table-cell/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968" calcext:value-type="float">
            <text:p>3 968</text:p>
          </table:table-cell>
          <table:table-cell table:style-name="ce9" office:value-type="float" office:value="3853" calcext:value-type="float">
            <text:p>3 853</text:p>
          </table:table-cell>
          <table:table-cell table:style-name="ce9" office:value-type="float" office:value="30115" calcext:value-type="float">
            <text:p>30 115</text:p>
          </table:table-cell>
          <table:table-cell table:style-name="ce9" office:value-type="float" office:value="32848" calcext:value-type="float">
            <text:p>32 848</text:p>
          </table:table-cell>
          <table:table-cell table:style-name="ce9" office:value-type="float" office:value="834388070" calcext:value-type="float">
            <text:p>834 388 070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951" calcext:value-type="float">
            <text:p>1 951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46511" calcext:value-type="float">
            <text:p>46 511</text:p>
          </table:table-cell>
          <table:table-cell table:style-name="ce9" office:value-type="float" office:value="43776" calcext:value-type="float">
            <text:p>43 776</text:p>
          </table:table-cell>
          <table:table-cell table:style-name="ce9" office:value-type="float" office:value="2174000109" calcext:value-type="float">
            <text:p>2 174 000 109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352" calcext:value-type="float">
            <text:p>5 352</text:p>
          </table:table-cell>
          <table:table-cell table:style-name="ce9" office:value-type="float" office:value="538" calcext:value-type="float">
            <text:p>538</text:p>
          </table:table-cell>
          <table:table-cell table:style-name="ce9" office:value-type="float" office:value="85911" calcext:value-type="float">
            <text:p>85 911</text:p>
          </table:table-cell>
          <table:table-cell table:style-name="ce9" office:value-type="float" office:value="78095" calcext:value-type="float">
            <text:p>78 095</text:p>
          </table:table-cell>
          <table:table-cell table:style-name="ce9" office:value-type="float" office:value="2869877875" calcext:value-type="float">
            <text:p>2 869 877 875</text:p>
          </table:table-cell>
          <table:table-cell/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37" calcext:value-type="float">
            <text:p>1 837</text:p>
          </table:table-cell>
          <table:table-cell table:style-name="ce9" office:value-type="float" office:value="1350" calcext:value-type="float">
            <text:p>1 350</text:p>
          </table:table-cell>
          <table:table-cell table:style-name="ce9" office:value-type="float" office:value="27368" calcext:value-type="float">
            <text:p>27 368</text:p>
          </table:table-cell>
          <table:table-cell table:style-name="ce9" office:value-type="float" office:value="25182" calcext:value-type="float">
            <text:p>25 182</text:p>
          </table:table-cell>
          <table:table-cell table:style-name="ce9" office:value-type="float" office:value="843028701" calcext:value-type="float">
            <text:p>843 028 701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0605" calcext:value-type="float">
            <text:p>130 605</text:p>
          </table:table-cell>
          <table:table-cell table:style-name="ce9" office:value-type="float" office:value="114915" calcext:value-type="float">
            <text:p>114 915</text:p>
          </table:table-cell>
          <table:table-cell table:style-name="ce9" office:value-type="float" office:value="212192" calcext:value-type="float">
            <text:p>212 192</text:p>
          </table:table-cell>
          <table:table-cell table:style-name="ce9" office:value-type="float" office:value="201788" calcext:value-type="float">
            <text:p>201 788</text:p>
          </table:table-cell>
          <table:table-cell table:style-name="ce9" office:value-type="float" office:value="6161578049" calcext:value-type="float">
            <text:p>6 161 578 049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1486" calcext:value-type="float">
            <text:p>31 486</text:p>
          </table:table-cell>
          <table:table-cell table:style-name="ce9" office:value-type="float" office:value="20484" calcext:value-type="float">
            <text:p>20 484</text:p>
          </table:table-cell>
          <table:table-cell table:style-name="ce9" office:value-type="float" office:value="597667" calcext:value-type="float">
            <text:p>597 667</text:p>
          </table:table-cell>
          <table:table-cell table:style-name="ce9" office:value-type="float" office:value="500440" calcext:value-type="float">
            <text:p>500 440</text:p>
          </table:table-cell>
          <table:table-cell table:style-name="ce9" office:value-type="float" office:value="15239158069" calcext:value-type="float">
            <text:p>15 239 158 069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334" calcext:value-type="float">
            <text:p>8 334</text:p>
          </table:table-cell>
          <table:table-cell table:style-name="ce9" office:value-type="float" office:value="4807" calcext:value-type="float">
            <text:p>4 807</text:p>
          </table:table-cell>
          <table:table-cell table:style-name="ce9" office:value-type="float" office:value="662844" calcext:value-type="float">
            <text:p>662 844</text:p>
          </table:table-cell>
          <table:table-cell table:style-name="ce9" office:value-type="float" office:value="570598" calcext:value-type="float">
            <text:p>570 598</text:p>
          </table:table-cell>
          <table:table-cell table:style-name="ce9" office:value-type="float" office:value="16300646743" calcext:value-type="float">
            <text:p>16 300 646 743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142335" calcext:value-type="float">
            <text:p>142 335</text:p>
          </table:table-cell>
          <table:table-cell table:style-name="ce9" office:value-type="float" office:value="122849" calcext:value-type="float">
            <text:p>122 849</text:p>
          </table:table-cell>
          <table:table-cell table:style-name="ce9" office:value-type="float" office:value="3935671049" calcext:value-type="float">
            <text:p>3 935 671 049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5941" calcext:value-type="float">
            <text:p>5 941</text:p>
          </table:table-cell>
          <table:table-cell table:style-name="ce9" office:value-type="float" office:value="4917" calcext:value-type="float">
            <text:p>4 917</text:p>
          </table:table-cell>
          <table:table-cell table:style-name="ce9" office:value-type="float" office:value="111020784" calcext:value-type="float">
            <text:p>111 020 784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0665" calcext:value-type="float">
            <text:p>10 665</text:p>
          </table:table-cell>
          <table:table-cell table:style-name="ce9" office:value-type="float" office:value="8104" calcext:value-type="float">
            <text:p>8 104</text:p>
          </table:table-cell>
          <table:table-cell table:style-name="ce9" office:value-type="float" office:value="173351690" calcext:value-type="float">
            <text:p>173 351 690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67" calcext:value-type="float">
            <text:p>1 867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5677" calcext:value-type="float">
            <text:p>5 677</text:p>
          </table:table-cell>
          <table:table-cell table:style-name="ce9" office:value-type="float" office:value="5515" calcext:value-type="float">
            <text:p>5 515</text:p>
          </table:table-cell>
          <table:table-cell table:style-name="ce9" office:value-type="float" office:value="167551927" calcext:value-type="float">
            <text:p>167 551 927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80" calcext:value-type="float">
            <text:p>1 48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33682" calcext:value-type="float">
            <text:p>33 682</text:p>
          </table:table-cell>
          <table:table-cell table:style-name="ce9" office:value-type="float" office:value="29603" calcext:value-type="float">
            <text:p>29 603</text:p>
          </table:table-cell>
          <table:table-cell table:style-name="ce9" office:value-type="float" office:value="886279778" calcext:value-type="float">
            <text:p>886 279 778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12" calcext:value-type="float">
            <text:p>812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9709" calcext:value-type="float">
            <text:p>69 709</text:p>
          </table:table-cell>
          <table:table-cell table:style-name="ce9" office:value-type="float" office:value="61707" calcext:value-type="float">
            <text:p>61 707</text:p>
          </table:table-cell>
          <table:table-cell table:style-name="ce9" office:value-type="float" office:value="1594552473" calcext:value-type="float">
            <text:p>1 594 552 473</text:p>
          </table:table-cell>
          <table:table-cell/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795" calcext:value-type="float">
            <text:p>15 795</text:p>
          </table:table-cell>
          <table:table-cell table:style-name="ce9" office:value-type="float" office:value="13934" calcext:value-type="float">
            <text:p>13 934</text:p>
          </table:table-cell>
          <table:table-cell table:style-name="ce9" office:value-type="float" office:value="440973866" calcext:value-type="float">
            <text:p>440 973 866</text:p>
          </table:table-cell>
          <table:table-cell/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955" calcext:value-type="float">
            <text:p>3 955</text:p>
          </table:table-cell>
          <table:table-cell table:style-name="ce9" office:value-type="float" office:value="1203" calcext:value-type="float">
            <text:p>1 203</text:p>
          </table:table-cell>
          <table:table-cell table:style-name="ce9" office:value-type="float" office:value="14766" calcext:value-type="float">
            <text:p>14 766</text:p>
          </table:table-cell>
          <table:table-cell table:style-name="ce9" office:value-type="float" office:value="15442" calcext:value-type="float">
            <text:p>15 442</text:p>
          </table:table-cell>
          <table:table-cell table:style-name="ce9" office:value-type="float" office:value="624491872" calcext:value-type="float">
            <text:p>624 491 872</text:p>
          </table:table-cell>
          <table:table-cell/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29" calcext:value-type="float">
            <text:p>929</text:p>
          </table:table-cell>
          <table:table-cell table:style-name="ce9" office:value-type="float" office:value="370" calcext:value-type="float">
            <text:p>370</text:p>
          </table:table-cell>
          <table:table-cell table:style-name="ce9" office:value-type="float" office:value="16441" calcext:value-type="float">
            <text:p>16 441</text:p>
          </table:table-cell>
          <table:table-cell table:style-name="ce9" office:value-type="float" office:value="15328" calcext:value-type="float">
            <text:p>15 328</text:p>
          </table:table-cell>
          <table:table-cell table:style-name="ce9" office:value-type="float" office:value="617343119" calcext:value-type="float">
            <text:p>617 343 119</text:p>
          </table:table-cell>
          <table:table-cell/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13407" calcext:value-type="float">
            <text:p>13 407</text:p>
          </table:table-cell>
          <table:table-cell table:style-name="ce9" office:value-type="float" office:value="12507" calcext:value-type="float">
            <text:p>12 507</text:p>
          </table:table-cell>
          <table:table-cell table:style-name="ce9" office:value-type="float" office:value="497409163" calcext:value-type="float">
            <text:p>497 409 163</text:p>
          </table:table-cell>
          <table:table-cell/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707" calcext:value-type="float">
            <text:p>19 707</text:p>
          </table:table-cell>
          <table:table-cell table:style-name="ce9" office:value-type="float" office:value="18982" calcext:value-type="float">
            <text:p>18 982</text:p>
          </table:table-cell>
          <table:table-cell table:style-name="ce9" office:value-type="float" office:value="959132292" calcext:value-type="float">
            <text:p>959 132 292</text:p>
          </table:table-cell>
          <table:table-cell/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8226565" calcext:value-type="float">
            <text:p>8 226 565</text:p>
          </table:table-cell>
          <table:table-cell/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4805063" calcext:value-type="float">
            <text:p>4 805 063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15795690" calcext:value-type="float">
            <text:p>15 795 690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951" calcext:value-type="float">
            <text:p>3 951</text:p>
          </table:table-cell>
          <table:table-cell table:style-name="ce9" office:value-type="float" office:value="2135" calcext:value-type="float">
            <text:p>2 135</text:p>
          </table:table-cell>
          <table:table-cell table:style-name="ce9" office:value-type="float" office:value="10271" calcext:value-type="float">
            <text:p>10 271</text:p>
          </table:table-cell>
          <table:table-cell table:style-name="ce9" office:value-type="float" office:value="10990" calcext:value-type="float">
            <text:p>10 990</text:p>
          </table:table-cell>
          <table:table-cell table:style-name="ce9" office:value-type="float" office:value="370384470" calcext:value-type="float">
            <text:p>370 384 470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06" calcext:value-type="float">
            <text:p>906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18423" calcext:value-type="float">
            <text:p>18 423</text:p>
          </table:table-cell>
          <table:table-cell table:style-name="ce9" office:value-type="float" office:value="18591" calcext:value-type="float">
            <text:p>18 591</text:p>
          </table:table-cell>
          <table:table-cell table:style-name="ce9" office:value-type="float" office:value="670192263" calcext:value-type="float">
            <text:p>670 192 263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22461" calcext:value-type="float">
            <text:p>22 461</text:p>
          </table:table-cell>
          <table:table-cell table:style-name="ce9" office:value-type="float" office:value="21917" calcext:value-type="float">
            <text:p>21 917</text:p>
          </table:table-cell>
          <table:table-cell table:style-name="ce9" office:value-type="float" office:value="859236593" calcext:value-type="float">
            <text:p>859 236 593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3483" calcext:value-type="float">
            <text:p>13 483</text:p>
          </table:table-cell>
          <table:table-cell table:style-name="ce9" office:value-type="float" office:value="13025" calcext:value-type="float">
            <text:p>13 025</text:p>
          </table:table-cell>
          <table:table-cell table:style-name="ce9" office:value-type="float" office:value="497786160" calcext:value-type="float">
            <text:p>497 786 160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660" calcext:value-type="float">
            <text:p>8 660</text:p>
          </table:table-cell>
          <table:table-cell table:style-name="ce9" office:value-type="float" office:value="1367" calcext:value-type="float">
            <text:p>1 367</text:p>
          </table:table-cell>
          <table:table-cell table:style-name="ce9" office:value-type="float" office:value="33671" calcext:value-type="float">
            <text:p>33 671</text:p>
          </table:table-cell>
          <table:table-cell table:style-name="ce9" office:value-type="float" office:value="34400" calcext:value-type="float">
            <text:p>34 400</text:p>
          </table:table-cell>
          <table:table-cell table:style-name="ce9" office:value-type="float" office:value="1542492990" calcext:value-type="float">
            <text:p>1 542 492 990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52" calcext:value-type="float">
            <text:p>2 152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3612" calcext:value-type="float">
            <text:p>33 612</text:p>
          </table:table-cell>
          <table:table-cell table:style-name="ce9" office:value-type="float" office:value="32691" calcext:value-type="float">
            <text:p>32 691</text:p>
          </table:table-cell>
          <table:table-cell table:style-name="ce9" office:value-type="float" office:value="1546817506" calcext:value-type="float">
            <text:p>1 546 817 506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551" calcext:value-type="float">
            <text:p>15 551</text:p>
          </table:table-cell>
          <table:table-cell table:style-name="ce9" office:value-type="float" office:value="15221" calcext:value-type="float">
            <text:p>15 221</text:p>
          </table:table-cell>
          <table:table-cell table:style-name="ce9" office:value-type="float" office:value="786277593" calcext:value-type="float">
            <text:p>786 277 593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0803" calcext:value-type="float">
            <text:p>50 803</text:p>
          </table:table-cell>
          <table:table-cell table:style-name="ce9" office:value-type="float" office:value="49813" calcext:value-type="float">
            <text:p>49 813</text:p>
          </table:table-cell>
          <table:table-cell table:style-name="ce9" office:value-type="float" office:value="2587690326" calcext:value-type="float">
            <text:p>2 587 690 326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312" calcext:value-type="float">
            <text:p>1 312</text:p>
          </table:table-cell>
          <table:table-cell table:style-name="ce9" office:value-type="float" office:value="1241" calcext:value-type="float">
            <text:p>1 241</text:p>
          </table:table-cell>
          <table:table-cell table:style-name="ce9" office:value-type="float" office:value="40082302" calcext:value-type="float">
            <text:p>40 082 302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70" calcext:value-type="float">
            <text:p>1 070</text:p>
          </table:table-cell>
          <table:table-cell table:style-name="ce9" office:value-type="float" office:value="1000" calcext:value-type="float">
            <text:p>1 000</text:p>
          </table:table-cell>
          <table:table-cell table:style-name="ce9" office:value-type="float" office:value="32505179" calcext:value-type="float">
            <text:p>32 505 179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4778535" calcext:value-type="float">
            <text:p>4 778 535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11" calcext:value-type="float">
            <text:p>411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9076677" calcext:value-type="float">
            <text:p>19 076 677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41" calcext:value-type="float">
            <text:p>441</text:p>
          </table:table-cell>
          <table:table-cell table:style-name="ce9" office:value-type="float" office:value="436" calcext:value-type="float">
            <text:p>436</text:p>
          </table:table-cell>
          <table:table-cell table:style-name="ce9" office:value-type="float" office:value="18480057" calcext:value-type="float">
            <text:p>18 480 057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2434" calcext:value-type="float">
            <text:p>2 434</text:p>
          </table:table-cell>
          <table:table-cell table:style-name="ce9" office:value-type="float" office:value="2308" calcext:value-type="float">
            <text:p>2 308</text:p>
          </table:table-cell>
          <table:table-cell table:style-name="ce9" office:value-type="float" office:value="73214782" calcext:value-type="float">
            <text:p>73 214 782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153" calcext:value-type="float">
            <text:p>2 153</text:p>
          </table:table-cell>
          <table:table-cell table:style-name="ce9" office:value-type="float" office:value="2010" calcext:value-type="float">
            <text:p>2 010</text:p>
          </table:table-cell>
          <table:table-cell table:style-name="ce9" office:value-type="float" office:value="53529676" calcext:value-type="float">
            <text:p>53 529 676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97" calcext:value-type="float">
            <text:p>1 897</text:p>
          </table:table-cell>
          <table:table-cell table:style-name="ce9" office:value-type="float" office:value="1790" calcext:value-type="float">
            <text:p>1 790</text:p>
          </table:table-cell>
          <table:table-cell table:style-name="ce9" office:value-type="float" office:value="44855548" calcext:value-type="float">
            <text:p>44 855 548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transport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de transport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9315032" calcext:value-type="float">
            <text:p>9 315 032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16" calcext:value-type="float">
            <text:p>716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2491" calcext:value-type="float">
            <text:p>2 491</text:p>
          </table:table-cell>
          <table:table-cell table:style-name="ce9" office:value-type="float" office:value="91887824" calcext:value-type="float">
            <text:p>91 887 824</text:p>
          </table:table-cell>
          <table:table-cell/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5986" calcext:value-type="float">
            <text:p>15 986</text:p>
          </table:table-cell>
          <table:table-cell table:style-name="ce9" office:value-type="float" office:value="14087" calcext:value-type="float">
            <text:p>14 087</text:p>
          </table:table-cell>
          <table:table-cell table:style-name="ce9" office:value-type="float" office:value="458492373" calcext:value-type="float">
            <text:p>458 492 373</text:p>
          </table:table-cell>
          <table:table-cell/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44959" calcext:value-type="float">
            <text:p>44 959</text:p>
          </table:table-cell>
          <table:table-cell table:style-name="ce9" office:value-type="float" office:value="39862" calcext:value-type="float">
            <text:p>39 862</text:p>
          </table:table-cell>
          <table:table-cell table:style-name="ce9" office:value-type="float" office:value="1236255701" calcext:value-type="float">
            <text:p>1 236 255 701</text:p>
          </table:table-cell>
          <table:table-cell/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2839" calcext:value-type="float">
            <text:p>32 839</text:p>
          </table:table-cell>
          <table:table-cell table:style-name="ce9" office:value-type="float" office:value="29901" calcext:value-type="float">
            <text:p>29 901</text:p>
          </table:table-cell>
          <table:table-cell table:style-name="ce9" office:value-type="float" office:value="1153925976" calcext:value-type="float">
            <text:p>1 153 925 976</text:p>
          </table:table-cell>
          <table:table-cell/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239" calcext:value-type="float">
            <text:p>3 239</text:p>
          </table:table-cell>
          <table:table-cell table:style-name="ce9" office:value-type="float" office:value="3171" calcext:value-type="float">
            <text:p>3 171</text:p>
          </table:table-cell>
          <table:table-cell table:style-name="ce9" office:value-type="float" office:value="7048" calcext:value-type="float">
            <text:p>7 048</text:p>
          </table:table-cell>
          <table:table-cell table:style-name="ce9" office:value-type="float" office:value="8662" calcext:value-type="float">
            <text:p>8 662</text:p>
          </table:table-cell>
          <table:table-cell table:style-name="ce9" office:value-type="float" office:value="208850178" calcext:value-type="float">
            <text:p>208 850 178</text:p>
          </table:table-cell>
          <table:table-cell/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04" calcext:value-type="float">
            <text:p>604</text:p>
          </table:table-cell>
          <table:table-cell table:style-name="ce9" office:value-type="float" office:value="576" calcext:value-type="float">
            <text:p>576</text:p>
          </table:table-cell>
          <table:table-cell table:style-name="ce9" office:value-type="float" office:value="10848" calcext:value-type="float">
            <text:p>10 848</text:p>
          </table:table-cell>
          <table:table-cell table:style-name="ce9" office:value-type="float" office:value="12004" calcext:value-type="float">
            <text:p>12 004</text:p>
          </table:table-cell>
          <table:table-cell table:style-name="ce9" office:value-type="float" office:value="285586457" calcext:value-type="float">
            <text:p>285 586 457</text:p>
          </table:table-cell>
          <table:table-cell/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9919" calcext:value-type="float">
            <text:p>9 919</text:p>
          </table:table-cell>
          <table:table-cell table:style-name="ce9" office:value-type="float" office:value="10057" calcext:value-type="float">
            <text:p>10 057</text:p>
          </table:table-cell>
          <table:table-cell table:style-name="ce9" office:value-type="float" office:value="257894440" calcext:value-type="float">
            <text:p>257 894 440</text:p>
          </table:table-cell>
          <table:table-cell/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300" calcext:value-type="float">
            <text:p>2 300</text:p>
          </table:table-cell>
          <table:table-cell table:style-name="ce9" office:value-type="float" office:value="2125" calcext:value-type="float">
            <text:p>2 125</text:p>
          </table:table-cell>
          <table:table-cell table:style-name="ce9" office:value-type="float" office:value="82056995" calcext:value-type="float">
            <text:p>82 056 995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69" calcext:value-type="float">
            <text:p>1 469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18" calcext:value-type="float">
            <text:p>5 718</text:p>
          </table:table-cell>
          <table:table-cell table:style-name="ce9" office:value-type="float" office:value="5353" calcext:value-type="float">
            <text:p>5 353</text:p>
          </table:table-cell>
          <table:table-cell table:style-name="ce9" office:value-type="float" office:value="255588385" calcext:value-type="float">
            <text:p>255 588 385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636" calcext:value-type="float">
            <text:p>5 636</text:p>
          </table:table-cell>
          <table:table-cell table:style-name="ce9" office:value-type="float" office:value="5178" calcext:value-type="float">
            <text:p>5 178</text:p>
          </table:table-cell>
          <table:table-cell table:style-name="ce9" office:value-type="float" office:value="259729924" calcext:value-type="float">
            <text:p>259 729 924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562" calcext:value-type="float">
            <text:p>15 562</text:p>
          </table:table-cell>
          <table:table-cell table:style-name="ce9" office:value-type="float" office:value="14460" calcext:value-type="float">
            <text:p>14 460</text:p>
          </table:table-cell>
          <table:table-cell table:style-name="ce9" office:value-type="float" office:value="667476943" calcext:value-type="float">
            <text:p>667 476 943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595" calcext:value-type="float">
            <text:p>19 595</text:p>
          </table:table-cell>
          <table:table-cell table:style-name="ce9" office:value-type="float" office:value="18784" calcext:value-type="float">
            <text:p>18 784</text:p>
          </table:table-cell>
          <table:table-cell table:style-name="ce9" office:value-type="float" office:value="991204857" calcext:value-type="float">
            <text:p>991 204 857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35" calcext:value-type="float">
            <text:p>3 735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11432" calcext:value-type="float">
            <text:p>11 432</text:p>
          </table:table-cell>
          <table:table-cell table:style-name="ce9" office:value-type="float" office:value="11726" calcext:value-type="float">
            <text:p>11 726</text:p>
          </table:table-cell>
          <table:table-cell table:style-name="ce9" office:value-type="float" office:value="444003472" calcext:value-type="float">
            <text:p>444 003 472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84" calcext:value-type="float">
            <text:p>1 184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23962" calcext:value-type="float">
            <text:p>23 962</text:p>
          </table:table-cell>
          <table:table-cell table:style-name="ce9" office:value-type="float" office:value="21031" calcext:value-type="float">
            <text:p>21 031</text:p>
          </table:table-cell>
          <table:table-cell table:style-name="ce9" office:value-type="float" office:value="754477310" calcext:value-type="float">
            <text:p>754 477 310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5477" calcext:value-type="float">
            <text:p>35 477</text:p>
          </table:table-cell>
          <table:table-cell table:style-name="ce9" office:value-type="float" office:value="31755" calcext:value-type="float">
            <text:p>31 755</text:p>
          </table:table-cell>
          <table:table-cell table:style-name="ce9" office:value-type="float" office:value="1098280135" calcext:value-type="float">
            <text:p>1 098 280 135</text:p>
          </table:table-cell>
          <table:table-cell/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5040" calcext:value-type="float">
            <text:p>15 040</text:p>
          </table:table-cell>
          <table:table-cell table:style-name="ce9" office:value-type="float" office:value="13583" calcext:value-type="float">
            <text:p>13 583</text:p>
          </table:table-cell>
          <table:table-cell table:style-name="ce9" office:value-type="float" office:value="573116958" calcext:value-type="float">
            <text:p>573 116 958</text:p>
          </table:table-cell>
          <table:table-cell/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54" calcext:value-type="float">
            <text:p>1 154</text:p>
          </table:table-cell>
          <table:table-cell table:style-name="ce9" office:value-type="float" office:value="847" calcext:value-type="float">
            <text:p>847</text:p>
          </table:table-cell>
          <table:table-cell table:style-name="ce9" office:value-type="float" office:value="4176" calcext:value-type="float">
            <text:p>4 176</text:p>
          </table:table-cell>
          <table:table-cell table:style-name="ce9" office:value-type="float" office:value="4339" calcext:value-type="float">
            <text:p>4 339</text:p>
          </table:table-cell>
          <table:table-cell table:style-name="ce9" office:value-type="float" office:value="139100572" calcext:value-type="float">
            <text:p>139 100 572</text:p>
          </table:table-cell>
          <table:table-cell/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10973" calcext:value-type="float">
            <text:p>10 973</text:p>
          </table:table-cell>
          <table:table-cell table:style-name="ce9" office:value-type="float" office:value="10031" calcext:value-type="float">
            <text:p>10 031</text:p>
          </table:table-cell>
          <table:table-cell table:style-name="ce9" office:value-type="float" office:value="336301507" calcext:value-type="float">
            <text:p>336 301 507</text:p>
          </table:table-cell>
          <table:table-cell/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9024" calcext:value-type="float">
            <text:p>9 024</text:p>
          </table:table-cell>
          <table:table-cell table:style-name="ce9" office:value-type="float" office:value="8094" calcext:value-type="float">
            <text:p>8 094</text:p>
          </table:table-cell>
          <table:table-cell table:style-name="ce9" office:value-type="float" office:value="268069563" calcext:value-type="float">
            <text:p>268 069 563</text:p>
          </table:table-cell>
          <table:table-cell/>
        </table:table-row>
        <table:table-row table:style-name="ro2">
          <table:table-cell table:style-name="ce6" office:value-type="string" calcext:value-type="string">
            <text:p>SCOP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195" calcext:value-type="float">
            <text:p>3 195</text:p>
          </table:table-cell>
          <table:table-cell table:style-name="ce10" office:value-type="float" office:value="2718" calcext:value-type="float">
            <text:p>2 718</text:p>
          </table:table-cell>
          <table:table-cell table:style-name="ce10" office:value-type="float" office:value="99557059" calcext:value-type="float">
            <text:p>99 557 059</text:p>
          </table:table-cell>
          <table:table-cell/>
        </table:table-row>
        <table:table-row table:style-name="ro2" table:number-rows-repeated="104847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3T10:47:37.684000000</dc:date>
    <dc:creator>Régis Arthaut</dc:creator>
    <meta:editing-duration>PT6M16S</meta:editing-duration>
    <meta:editing-cycles>1</meta:editing-cycles>
    <meta:document-statistic meta:table-count="1" meta:cell-count="649" meta:object-count="0"/>
    <meta:generator>LibreOffice/6.4.7.2$Windows_X86_64 LibreOffice_project/639b8ac485750d5696d7590a72ef1b496725cfb5</meta:generator>
  </office:meta>
</office:document-meta>
</file>